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5cm" fo:min-width="17.5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0.5cm" svg:x="0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8.6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8.6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8.6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8.6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7.8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9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8.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9.4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1.8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7.8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6.2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8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7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4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8.6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6.2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8.6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6.2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7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0.2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1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0.2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0.2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4.2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5.1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5.1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5.9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7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6.2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cm" svg:height="0.2cm" svg:x="6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cm" svg:height="0.2cm" svg:x="6.2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cm" svg:height="0.2cm" svg:x="6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cm" svg:height="0.2cm" svg:x="7.8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cm" svg:height="0.2cm" svg:x="7.8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cm" svg:height="0.2cm" svg:x="3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3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3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3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0.6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.4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.4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1.4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2cm" svg:x="3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8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13:30:28.508496457</meta:creation-date>
    <dc:date>2017-02-03T17:40:36.948562741</dc:date>
    <meta:editing-duration>PT1M51S</meta:editing-duration>
    <meta:editing-cycles>2</meta:editing-cycles>
    <meta:generator>LibreOffice/4.3.3.2$Linux_x86 LibreOffice_project/430m0$Build-2</meta:generator>
    <dc:creator>rete </dc:creator>
    <meta:document-statistic meta:object-count="61"/>
  </office:meta>
</office:document-meta>
</file>